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  <style:text-properties fo:font-weight="bold" style:font-weight-asian="bold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  <style:text-properties fo:color="#000000" fo:font-weight="bold" style:font-weight-asian="bold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  <style:text-properties fo:color="#000000" fo:font-weight="bold" fo:background-color="#ffffff" style:font-weight-asian="bold"/>
    </style:style>
    <style:style style:name="P5" style:family="paragraph" style:parent-style-name="Standard" style:list-style-name="WWNum1">
      <style:paragraph-properties fo:margin-left="0.75in" fo:margin-right="0in" fo:text-indent="-0.25in" style:auto-text-indent="false"/>
      <style:text-properties fo:font-weight="bold" style:font-weight-asian="bold"/>
    </style:style>
    <style:style style:name="P6" style:family="paragraph" style:parent-style-name="Standard" style:list-style-name="WWNum1">
      <style:paragraph-properties fo:margin-left="0.75in" fo:margin-right="0in" fo:text-indent="-0.25in" style:auto-text-indent="false"/>
      <style:text-properties fo:color="#000000" fo:font-weight="bold" style:font-weight-asian="bold"/>
    </style:style>
    <style:style style:name="P7" style:family="paragraph" style:parent-style-name="Standard" style:list-style-name="WWNum1">
      <style:paragraph-properties fo:margin-left="0.75in" fo:margin-right="0in" fo:text-indent="-0.25in" style:auto-text-indent="false"/>
      <style:text-properties fo:color="#000000" fo:font-weight="bold" fo:background-color="#ffffff" style:font-weight-asian="bold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/>
      <style:text-properties officeooo:paragraph-rsid="001d2b45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/>
      <style:text-properties fo:color="#000000" fo:font-weight="bold" style:font-weight-asian="bold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  <style:text-properties fo:color="#000000" fo:font-weight="bold" fo:background-color="#ffffff" style:font-weight-asian="bold"/>
    </style:style>
    <style:style style:name="P12" style:family="paragraph" style:parent-style-name="Standard" style:list-style-name="WWNum1">
      <style:paragraph-properties fo:margin-left="1in" fo:margin-right="0in" fo:text-indent="-0.25in" style:auto-text-indent="false"/>
      <style:text-properties fo:font-weight="bold" officeooo:rsid="001d2b45" officeooo:paragraph-rsid="001d2b45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3c03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3c03" style:font-weight-asian="normal" style:font-weight-complex="normal"/>
    </style:style>
    <style:style style:name="T5" style:family="text">
      <style:text-properties fo:font-weight="normal" officeooo:rsid="001b3c03" style:font-weight-asian="normal"/>
    </style:style>
    <style:style style:name="T6" style:family="text">
      <style:text-properties fo:color="#3465a4" fo:font-weight="normal" fo:background-color="#ffffff" loext:char-shading-value="0" style:font-weight-asian="normal"/>
    </style:style>
    <style:style style:name="T7" style:family="text">
      <style:text-properties fo:color="#3465a4" fo:font-weight="normal" style:font-weight-asian="normal"/>
    </style:style>
    <style:style style:name="T8" style:family="text">
      <style:text-properties fo:color="#000000" fo:font-weight="normal" style:font-weight-asian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1b3c03" style:font-weight-asian="normal"/>
    </style:style>
    <style:style style:name="T11" style:family="text">
      <style:text-properties fo:color="#000000" fo:font-weight="normal" fo:background-color="#ffffff" loext:char-shading-value="0" style:font-weight-asian="normal"/>
    </style:style>
    <style:style style:name="T12" style:family="text">
      <style:text-properties fo:color="#000000" fo:font-weight="normal" fo:background-color="#ffffff" loext:char-shading-value="0" style:font-weight-asian="normal" style:font-weight-complex="normal"/>
    </style:style>
    <style:style style:name="T13" style:family="text">
      <style:text-properties fo:color="#000000" fo:font-weight="normal" officeooo:rsid="001b3c03" fo:background-color="#ffffff" loext:char-shading-value="0" style:font-weight-asian="normal" style:font-weight-complex="normal"/>
    </style:style>
    <style:style style:name="T14" style:family="text">
      <style:text-properties fo:color="#000000" fo:font-weight="normal" officeooo:rsid="001d2b45" fo:background-color="#ffffff" loext:char-shading-value="0" style:font-weight-asian="normal" style:font-weight-complex="normal"/>
    </style:style>
    <style:style style:name="T15" style:family="text">
      <style:text-properties fo:color="#000000" fo:font-weight="normal" officeooo:rsid="001b3c03" fo:background-color="#ffffff" loext:char-shading-value="0" style:font-weight-asian="normal"/>
    </style:style>
    <style:style style:name="T16" style:family="text">
      <style:text-properties fo:color="#000000" fo:font-weight="bold" style:font-weight-asian="bold"/>
    </style:style>
    <style:style style:name="T17" style:family="text">
      <style:text-properties fo:color="#000000" fo:font-weight="bold" officeooo:rsid="00198c74" style:font-weight-asian="bold" style:font-weight-complex="bold"/>
    </style:style>
    <style:style style:name="T18" style:family="text">
      <style:text-properties fo:color="#000000" fo:font-weight="bold" officeooo:rsid="00198c74" style:font-weight-asian="bold"/>
    </style:style>
    <style:style style:name="T19" style:family="text">
      <style:text-properties fo:color="#000000" fo:font-weight="bold" fo:background-color="#ffffff" loext:char-shading-value="0" style:font-weight-asian="bold"/>
    </style:style>
    <style:style style:name="T20" style:family="text">
      <style:text-properties fo:color="#000000" fo:font-weight="bold" officeooo:rsid="001b3c03" fo:background-color="#ffffff" loext:char-shading-value="0" style:font-weight-asian="bold"/>
    </style:style>
    <style:style style:name="T21" style:family="text">
      <style:text-properties fo:color="#000000" fo:font-weight="bold" officeooo:rsid="001d2b45" fo:background-color="#ffffff" loext:char-shading-value="0" style:font-weight-asian="bold"/>
    </style:style>
    <style:style style:name="T22" style:family="text">
      <style:text-properties fo:color="#000000" fo:background-color="#ffffff" loext:char-shading-value="0"/>
    </style:style>
    <style:style style:name="T23" style:family="text">
      <style:text-properties fo:color="#000000" officeooo:rsid="001b3c03" fo:background-color="#ffffff" loext:char-shading-value="0"/>
    </style:style>
    <style:style style:name="T24" style:family="text">
      <style:text-properties fo:color="#4e9a06" fo:font-weight="normal" fo:background-color="#ffffff" loext:char-shading-value="0" style:font-weight-asian="normal"/>
    </style:style>
    <style:style style:name="T25" style:family="text">
      <style:text-properties fo:color="#4e9a06" fo:font-weight="normal" officeooo:rsid="001b3c03" fo:background-color="#ffffff" loext:char-shading-value="0" style:font-weight-asian="normal"/>
    </style:style>
    <style:style style:name="T26" style:family="text">
      <style:text-properties fo:color="#4e9a06" fo:font-weight="bold" fo:background-color="#ffffff" loext:char-shading-value="0" style:font-weight-asian="bold"/>
    </style:style>
    <style:style style:name="T27" style:family="text">
      <style:text-properties fo:color="#4e9a06" fo:font-weight="bold" officeooo:rsid="00198c74" fo:background-color="#ffffff" loext:char-shading-value="0" style:font-weight-asian="bold"/>
    </style:style>
    <style:style style:name="T28" style:family="text">
      <style:text-properties fo:color="#4e9a06" officeooo:rsid="001b3c03" fo:background-color="#ffffff" loext:char-shading-value="0"/>
    </style:style>
    <style:style style:name="T29" style:family="text">
      <style:text-properties fo:color="#cc0000"/>
    </style:style>
    <style:style style:name="T30" style:family="text">
      <style:text-properties fo:color="#ad7fa8" fo:font-weight="bold" fo:background-color="#ffffff" loext:char-shading-value="0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– TABLE 5TH SEM </text:p>
      <text:list xml:id="list4283747338" text:style-name="WWNum1">
        <text:list-item>
          <text:p text:style-name="P2">Monday :</text:p>
          <text:list>
            <text:list-item>
              <text:p text:style-name="P5">Morning :</text:p>
              <text:list>
                <text:list-item>
                  <text:p text:style-name="P8"><text:span text:style-name="T1">5:30 – 8:30 <text:s/>(3 hours) : </text:span><text:span text:style-name="T4">Digital Image Processing and Advanced DBMS</text:span></text:p>
                </text:list-item>
                <text:list-item>
                  <text:p text:style-name="P8"><text:span text:style-name="T1">8:30 - : </text:span><text:span text:style-name="T6">Brush your teeth , take a bath and have Breakfast</text:span></text:p>
                </text:list-item>
              </text:list>
            </text:list-item>
            <text:list-item>
              <text:p text:style-name="P5">After -Noon :</text:p>
              <text:list>
                <text:list-item>
                  <text:p text:style-name="P8"><text:span text:style-name="T1">11:00 –</text:span><text:span text:style-name="T2">1</text:span><text:span text:style-name="T1">1:</text:span><text:span text:style-name="T2">5</text:span><text:span text:style-name="T1">0: </text:span><text:span text:style-name="T8"><text:s/>Any Assignment , written work you have to do . </text:span></text:p>
                </text:list-item>
                <text:list-item>
                  <text:p text:style-name="P8"><text:span text:style-name="T2">4</text:span><text:span text:style-name="T1">:</text:span><text:span text:style-name="T2">0</text:span><text:span text:style-name="T1">0 – 5:00 : </text:span><text:span text:style-name="T24">JaaN Industries</text:span></text:p>
                </text:list-item>
              </text:list>
            </text:list-item>
            <text:list-item>
              <text:p text:style-name="P5"><text:s/>Evening : (MONDAY – FRIDAY &amp; SUNDAY)</text:p>
              <text:list>
                <text:list-item>
                  <text:p text:style-name="P8"><text:span text:style-name="T1">5 :00 – 5:30 – </text:span><text:span text:style-name="T7">Take tea and eat some bread</text:span></text:p>
                </text:list-item>
                <text:list-item>
                  <text:p text:style-name="P8"><text:span text:style-name="T16">5:30 – </text:span><text:span text:style-name="T1">8</text:span><text:span text:style-name="T16">:00 – </text:span>Current college affairs (Tests , Assignments etc.)<text:span text:style-name="T16">/</text:span><text:span text:style-name="T17">ANGAK</text:span></text:p>
                </text:list-item>
                <text:list-item>
                  <text:p text:style-name="P8"><text:span text:style-name="T16">8:00 – 9:00 – </text:span><text:span text:style-name="T7">Have dinner // Social Activities (Call Mom,aman)</text:span></text:p>
                </text:list-item>
                <text:list-item>
                  <text:p text:style-name="P8"><text:span text:style-name="T16">9:00 – 10:30 – </text:span><text:span text:style-name="T29">Hacker-earth , hacker-rank etc - daily problem.</text:span><text:span text:style-name="T16">/</text:span><text:span text:style-name="T18">ANGAK<text:tab/></text:span></text:p>
                </text:list-item>
                <text:list-item>
                  <text:p text:style-name="P8"><text:span text:style-name="T16">10:30 – 12:00 – </text:span><text:span text:style-name="T29">JAVASCRIPT , HTML AND CSS <text:s/>, Practical Approach .</text:span><text:span text:style-name="T16">/</text:span><text:span text:style-name="T18">ANGAK</text:span></text:p>
                </text:list-item>
                <text:list-item>
                  <text:p text:style-name="P10">Go to Sleep</text:p>
                </text:list-item>
              </text:list>
            </text:list-item>
          </text:list>
        </text:list-item>
        <text:list-item>
          <text:p text:style-name="P3">Tuesday :</text:p>
          <text:list>
            <text:list-item>
              <text:p text:style-name="P6">Morning : </text:p>
              <text:list>
                <text:list-item>
                  <text:p text:style-name="P8"><text:span text:style-name="T1"><text:s/>5:30 – 8:30 (3 hours) :</text:span><text:span text:style-name="T3"> </text:span><text:span text:style-name="T4">Computation tools and techniques </text:span><text:span text:style-name="T5">&amp; Computer Networks</text:span></text:p>
                </text:list-item>
                <text:list-item>
                  <text:p text:style-name="P8"><text:span text:style-name="T16">8:30 - : </text:span><text:span text:style-name="T6">Brush your teeth , take a bath and have Breakfast</text:span></text:p>
                </text:list-item>
              </text:list>
            </text:list-item>
            <text:list-item>
              <text:p text:style-name="P7">After – Noon :</text:p>
              <text:list>
                <text:list-item>
                  <text:p text:style-name="P11">No Free time at all</text:p>
                </text:list-item>
              </text:list>
            </text:list-item>
          </text:list>
        </text:list-item>
        <text:list-item>
          <text:p text:style-name="P4">Wednesday :</text:p>
          <text:list>
            <text:list-item>
              <text:p text:style-name="P7">Morning : </text:p>
              <text:list>
                <text:list-item>
                  <text:p text:style-name="P9"><text:span text:style-name="T19">5:30 – </text:span><text:span text:style-name="T20">9</text:span><text:span text:style-name="T19">:30(2 hours):</text:span><text:span text:style-name="T13">Software Engineering &amp; Open Elective</text:span></text:p>
                </text:list-item>
                <text:list-item>
                  <text:p text:style-name="P8"><text:span text:style-name="T20">9</text:span><text:span text:style-name="T19">:30 - : </text:span><text:span text:style-name="T6">Brush your teeth , take a bath and have Breakfast</text:span></text:p>
                </text:list-item>
              </text:list>
            </text:list-item>
            <text:list-item>
              <text:p text:style-name="P7">After-Noon:</text:p>
              <text:list>
                <text:list-item>
                  <text:p text:style-name="P8"><text:span text:style-name="T20">2:20</text:span><text:span text:style-name="T19"> – 0</text:span><text:span text:style-name="T20">3</text:span><text:span text:style-name="T19">:</text:span><text:span text:style-name="T20">0</text:span><text:span text:style-name="T19">0 :</text:span><text:span text:style-name="T12"> </text:span><text:span text:style-name="T13">Software Engineering</text:span><text:span text:style-name="T9"> </text:span><text:span text:style-name="T8">lab fi</text:span><text:span text:style-name="T10">le.</text:span></text:p>
                </text:list-item>
              </text:list>
            </text:list-item>
          </text:list>
        </text:list-item>
        <text:list-item>
          <text:p text:style-name="P4">Thursday:</text:p>
          <text:list>
            <text:list-item>
              <text:p text:style-name="P7">Morning : </text:p>
              <text:list>
                <text:list-item>
                  <text:p text:style-name="P9"><text:span text:style-name="T19">5:30 – 7:30(2 hours):</text:span><text:span text:style-name="T13">Computation tools and techniques &amp; Computer Networks</text:span></text:p>
                </text:list-item>
                <text:list-item>
                  <text:p text:style-name="P8"><text:span text:style-name="T19">7:30 - : </text:span><text:span text:style-name="T6">Brush your teeth , take a bath and have Breakfast</text:span></text:p>
                </text:list-item>
              </text:list>
            </text:list-item>
            <text:list-item>
              <text:p text:style-name="P7">After-Noon:</text:p>
              <text:list>
                <text:list-item>
                  <text:p text:style-name="P8"><text:span text:style-name="T20">2</text:span><text:span text:style-name="T19">:</text:span><text:span text:style-name="T20">2</text:span><text:span text:style-name="T19">0 – 5:00 </text:span><text:span text:style-name="T11">: Com</text:span><text:span text:style-name="T15">puter Networks lab file &amp; Digital Image Processing lab file</text:span></text:p>
                </text:list-item>
              </text:list>
            </text:list-item>
          </text:list>
        </text:list-item>
        <text:list-item>
          <text:p text:style-name="P4">Friday :</text:p>
          <text:list>
            <text:list-item>
              <text:p text:style-name="P7">Morning</text:p>
              <text:list>
                <text:list-item>
                  <text:p text:style-name="P9"><text:span text:style-name="T19">5:30 – 7:30(2 hours):</text:span><text:span text:style-name="T13">Digital Image Processing and Advanced DBMS</text:span></text:p>
                </text:list-item>
                <text:list-item>
                  <text:p text:style-name="P8"><text:span text:style-name="T19">7:30 - : </text:span><text:span text:style-name="T6">Brush your teeth , take a bath and have Breakfast</text:span></text:p>
                </text:list-item>
              </text:list>
            </text:list-item>
            <text:list-item>
              <text:p text:style-name="P7">After-Noon :</text:p>
              <text:list>
                <text:list-item>
                  <text:p text:style-name="P8"><text:span text:style-name="T20">11</text:span><text:span text:style-name="T19">:00 – </text:span><text:span text:style-name="T20">11</text:span><text:span text:style-name="T19">:</text:span><text:span text:style-name="T20">5</text:span><text:span text:style-name="T19">0 : </text:span><text:span text:style-name="T25">Visit the library</text:span></text:p>
                </text:list-item>
                <text:list-item>
                  <text:p text:style-name="P12"><text:span text:style-name="T22">04</text:span><text:span text:style-name="T23">:00 – </text:span><text:span text:style-name="T22">05</text:span><text:span text:style-name="T23">:</text:span><text:span text:style-name="T22">3</text:span><text:span text:style-name="T23">0 : </text:span><text:span text:style-name="T13">Software Engineering &amp; Open Elective</text:span></text:p>
                </text:list-item>
              </text:list>
            </text:list-item>
          </text:list>
        </text:list-item>
        <text:list-item>
          <text:p text:style-name="P4">Saturday :</text:p>
          <text:list>
            <text:list-item>
              <text:p text:style-name="P7">Morning :</text:p>
              <text:list>
                <text:list-item>
                  <text:p text:style-name="P8"><text:span text:style-name="T19">5:30 <text:s/>- 8 :30 <text:s/>: </text:span><text:span text:style-name="T14">Any Subject that’s lagging behind . </text:span></text:p>
                </text:list-item>
                <text:list-item>
                  <text:p text:style-name="P8"><text:span text:style-name="T19">9:00 – 12 :00 : </text:span><text:span text:style-name="T30">Improvements in time – table (new approaches) , update anything that’s not working . (watch any tv show/movie )</text:span></text:p>
                </text:list-item>
              </text:list>
            </text:list-item>
            <text:list-item>
              <text:p text:style-name="P7">After – Noon :</text:p>
              <text:list>
                <text:list-item>
                  <text:p text:style-name="P8"><text:span text:style-name="T19">01:00 – 05 :00 : </text:span><text:span text:style-name="T26">Practical Approach (Anything you’re doing at the moment)</text:span></text:p>
                </text:list-item>
              </text:list>
            </text:list-item>
            <text:list-item>
              <text:p text:style-name="P7">Evening:</text:p>
              <text:list>
                <text:list-item>
                  <text:p text:style-name="P8"><text:span text:style-name="T19">05:30 – 12:00 : </text:span><text:span text:style-name="T26">Approach the TimeLine ./</text:span><text:span text:style-name="T27">ANGAK</text:span><text:span text:style-name="T26"> </text:span></text:p>
                </text:list-item>
              </text:list>
            </text:list-item>
          </text:list>
        </text:list-item>
        <text:list-item>
          <text:p text:style-name="P4">Sunday:</text:p>
          <text:list>
            <text:list-item>
              <text:p text:style-name="P7">Morning :</text:p>
              <text:list>
                <text:list-item>
                  <text:p text:style-name="P8"><text:span text:style-name="T19">5:30 – 8 :30 : </text:span><text:span text:style-name="T11">Any Test that’s coming up .(Or you can rest on Sunday Morning ) </text:span></text:p>
                </text:list-item>
                <text:list-item>
                  <text:p text:style-name="P9"><text:soft-page-break/><text:span text:style-name="T19">9:00 – 12:00 : <text:s/></text:span><text:span text:style-name="T13">Software Engineering &amp; Open Elective</text:span></text:p>
                </text:list-item>
              </text:list>
            </text:list-item>
            <text:list-item>
              <text:p text:style-name="P7">After – Noon:</text:p>
              <text:list>
                <text:list-item>
                  <text:p text:style-name="P9"><text:span text:style-name="T19">01:00 – 03:00 : </text:span><text:span text:style-name="T13">Digital Image Processing and Advanced DBMS</text:span></text:p>
                </text:list-item>
                <text:list-item>
                  <text:p text:style-name="P9"><text:span text:style-name="T19">03:00 – 05:00 : </text:span><text:span text:style-name="T13">Computation tools and techniques &amp; Computer Networks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08:57:15.858330898</dc:date>
    <meta:editing-duration>PT9M35S</meta:editing-duration>
    <meta:editing-cycles>4</meta:editing-cycles>
    <meta:generator>LibreOffice/6.1.2.1$Linux_X86_64 LibreOffice_project/10$Build-1</meta:generator>
    <meta:document-statistic meta:table-count="0" meta:image-count="0" meta:object-count="0" meta:page-count="2" meta:paragraph-count="55" meta:word-count="419" meta:character-count="2227" meta:non-whitespace-character-count="1867"/>
  </office:meta>
</office:document-meta>
</file>